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NumberedList"/>
    <style:style style:name="P3" style:family="paragraph" style:parent-style-name="Text_20_body">
      <style:paragraph-properties fo:background-color="#ffffff">
        <style:background-image/>
      </style:paragraph-properties>
    </style:style>
    <style:style style:name="P4" style:family="paragraph" style:parent-style-name="OrgSrcBlock" style:list-style-name="OrgNumberedList"/>
    <style:style style:name="P5" style:family="paragraph" style:parent-style-name="OrgSrcBlock" style:list-style-name="OrgNumberedList">
      <style:paragraph-properties fo:background-color="#ffffff">
        <style:background-image/>
      </style:paragraph-properties>
    </style:style>
    <style:style style:name="P6" style:family="paragraph" style:parent-style-name="OrgSrcBlockLastLine" style:list-style-name="OrgNumberedList"/>
    <style:style style:name="P7" style:family="paragraph" style:parent-style-name="OrgSrcBlockLastLine" style:list-style-name="OrgNumberedList">
      <style:paragraph-properties fo:background-color="#ffffff">
        <style:background-image/>
      </style:paragraph-properties>
    </style:style>
    <style:style style:name="P8" style:family="paragraph" style:parent-style-name="Quotations" style:list-style-name="OrgNumberedList"/>
    <style:style style:name="T1" style:family="text">
      <style:text-properties fo:color="#000000"/>
    </style:style>
  </office:automatic-styles>
  <office:body>
    <office:text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Review: R factors</text:p>
      <text:p text:style-name="OrgSubtitle"/>
      <text:list xml:id="list7894596952798463722" text:style-name="OrgNumberedList">
        <text:list-item>
          <text:p text:style-name="P2">What's a <text:span text:style-name="OrgCode">factor</text:span>? </text:p>
          <text:p text:style-name="P8"><text:s/></text:p>
        </text:list-item>
        <text:list-item>
          <text:p text:style-name="P2">How can you find out if an R object is a factor? </text:p>
        </text:list-item>
      </text:list>
      <text:p text:style-name="Text_20_body"/>
      <text:p text:style-name="Text_20_body"/>
      <text:list xml:id="list40646205" text:continue-numbering="true" text:style-name="OrgNumberedList">
        <text:list-item>
          <text:p text:style-name="P2">How many data types can a <text:span text:style-name="OrgCode">factor</text:span> hold? <text:line-break/></text:p>
          <text:p text:style-name="P2"><text:span text:style-name="OrgSrcRainbowDelimitersDepth1Face"/></text:p>
        </text:list-item>
        <text:list-item>
          <text:p text:style-name="P2">What type of categorical variables are these vector elements? </text:p>
          <text:p text:style-name="P5"><text:span text:style-name="T1">foo </text:span><text:span text:style-name="OrgSrcEssAssignmentFace"><text:span text:style-name="T1">&lt;-</text:span></text:span><text:span text:style-name="T1"> c</text:span><text:span text:style-name="OrgSrcRainbowDelimitersDepth1Face"><text:span text:style-name="T1">(</text:span></text:span><text:span text:style-name="OrgSrcFontLockStringFace"><text:span text:style-name="T1">"green"</text:span></text:span><text:span text:style-name="T1">, </text:span><text:span text:style-name="OrgSrcFontLockStringFace"><text:span text:style-name="T1">"red"</text:span></text:span><text:span text:style-name="T1">, </text:span><text:span text:style-name="OrgSrcFontLockStringFace"><text:span text:style-name="T1">"blue"</text:span></text:span><text:span text:style-name="OrgSrcRainbowDelimitersDepth1Face"><text:span text:style-name="T1">)</text:span></text:span></text:p>
          <text:p text:style-name="P7"><text:span text:style-name="T1">bar </text:span><text:span text:style-name="OrgSrcEssAssignmentFace"><text:span text:style-name="T1">&lt;-</text:span></text:span><text:span text:style-name="T1"> c</text:span><text:span text:style-name="OrgSrcRainbowDelimitersDepth1Face"><text:span text:style-name="T1">(</text:span></text:span><text:span text:style-name="OrgSrcFontLockStringFace"><text:span text:style-name="T1">"small"</text:span></text:span><text:span text:style-name="T1">, </text:span><text:span text:style-name="OrgSrcFontLockStringFace"><text:span text:style-name="T1">"medium"</text:span></text:span><text:span text:style-name="T1">, </text:span><text:span text:style-name="OrgSrcFontLockStringFace"><text:span text:style-name="T1">"tall"</text:span></text:span><text:span text:style-name="OrgSrcRainbowDelimitersDepth1Face"><text:span text:style-name="T1">)</text:span></text:span></text:p>
        </text:list-item>
      </text:list>
      <text:p text:style-name="P3"><text:span text:style-name="OrgSrcRainbowDelimitersDepth1Face"/></text:p>
      <text:p text:style-name="Text_20_body"><text:span text:style-name="OrgSrcRainbowDelimitersDepth1Face"><text:line-break/></text:span></text:p>
      <text:list xml:id="list40620603" text:continue-numbering="true" text:style-name="OrgNumberedList">
        <text:list-item>
          <text:p text:style-name="P2">How can you turn <text:span text:style-name="OrgCode">bar</text:span> into a <text:span text:style-name="OrgCode">factor</text:span> named <text:span text:style-name="OrgCode">barf</text:span> that is <text:span text:style-name="OrgCode">ordered</text:span>? </text:p>
        </text:list-item>
      </text:list>
      <text:p text:style-name="Text_20_body"><text:line-break/></text:p>
      <text:list xml:id="list40642909" text:continue-numbering="true" text:style-name="OrgNumberedList">
        <text:list-item>
          <text:p text:style-name="P2">What happens to <text:span text:style-name="OrgCode">c(1,2,3)</text:span> when I convert it to a <text:span text:style-name="OrgCode">factor</text:span>? </text:p>
        </text:list-item>
      </text:list>
      <text:p text:style-name="Text_20_body"><text:span text:style-name="OrgSrcFontLockCommentFace"><text:line-break/></text:span></text:p>
      <text:list xml:id="list40627030" text:continue-numbering="true" text:style-name="OrgNumberedList">
        <text:list-item>
          <text:p text:style-name="P2">How can I sum up elements of <text:span text:style-name="OrgCode">factor(c(1,2,3))</text:span>? </text:p>
        </text:list-item>
      </text:list>
      <text:p text:style-name="Text_20_body"><text:span text:style-name="OrgSrcRainbowDelimitersDepth1Face"><text:line-break/></text:span></text:p>
      <text:list xml:id="list40645945" text:continue-numbering="true" text:style-name="OrgNumberedList">
        <text:list-item>
          <text:p text:style-name="P2">How do <text:span text:style-name="OrgCode">levels</text:span> of a <text:span text:style-name="OrgCode">factor</text:span> and <text:span text:style-name="OrgCode">names</text:span> of a <text:span text:style-name="OrgCode">vector</text:span> differ? <text:span text:style-name="OrgSrcRainbowDelimitersDepth1Face">\</text:span></text:p>
        </text:list-item>
      </text:list>
      <text:p text:style-name="Text_20_body"><text:span text:style-name="OrgSrcRainbowDelimitersDepth1Face"><text:line-break/></text:span></text:p>
      <text:list xml:id="list40646232" text:continue-numbering="true" text:style-name="OrgNumberedList">
        <text:list-item>
          <text:p text:style-name="P2">What is the (statistical) <text:span text:style-name="OrgCode">summary</text:span> of a <text:span text:style-name="OrgCode">factor</text:span> vector? </text:p>
        </text:list-item>
      </text:list>
      <text:p text:style-name="Text_20_body"><text:span text:style-name="OrgSrcRainbowDelimitersDepth1Face"><text:line-break/></text:span></text:p>
      <text:list xml:id="list40643606" text:continue-numbering="true" text:style-name="OrgNumberedList">
        <text:list-item>
          <text:p text:style-name="P2">Can you compare two factor levels? </text:p>
        </text:list-item>
      </text:list>
      <text:p text:style-name="Text_20_body"><text:span text:style-name="OrgSrcFontLockCommentFace"><text:line-break/></text:span></text:p>
      <text:list xml:id="list40623928" text:continue-numbering="true" text:style-name="OrgNumberedList">
        <text:list-item>
          <text:p text:style-name="P2">What are <text:span text:style-name="OrgCode">factor</text:span> values good for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008in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008in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0d0e1c" fo:padding="0.0193in" fo:border="0.0071in solid #000000" style:shadow="none">
        <style:background-image/>
      </style:paragraph-properties>
      <style:text-properties fo:color="#fffff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EssKeywordFace" style:family="text">
      <style:text-properties fo:color="#ffffff"/>
    </style:style>
    <style:style style:name="OrgSrcEssConstantFace" style:family="text">
      <style:text-properties fo:color="#ffffff"/>
    </style:style>
    <style:style style:name="OrgSrcFontLockCommentFace" style:family="text">
      <style:text-properties fo:color="#ffffff"/>
    </style:style>
    <style:style style:name="OrgSrcFontLockCommentDelimiterFace" style:family="text">
      <style:text-properties fo:color="#ffffff"/>
    </style:style>
    <style:style style:name="OrgSrcRainbowDelimitersDepth2Face" style:family="text">
      <style:text-properties fo:color="#ff66ff"/>
    </style:style>
    <style:style style:name="OrgSrcFontLockStringFace" style:family="text">
      <style:text-properties fo:color="#79a8ff"/>
    </style:style>
    <style:style style:name="OrgSrcRainbowDelimitersDepth1Face" style:family="text">
      <style:text-properties fo:color="#ffffff"/>
    </style:style>
    <style:style style:name="OrgSrcEssAssignmentFace" style:family="text">
      <style:text-properties fo:color="#00bcff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0035in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1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arcus Birkenkrahe</dc:creator>
    <meta:initial-creator>Marcus Birkenkrahe</meta:initial-creator>
    <dc:date>2023-10-29T20:38:37.41</dc:date>
    <meta:creation-date>2023-10-29T20:30:26</meta:creation-date>
    <meta:generator>OpenOffice/4.1.14$Win32 OpenOffice.org_project/4114m1$Build-9811</meta:generator>
    <meta:keyword/>
    <dc:subject/>
    <dc:title>Introduction to data science - notebook</dc:title>
    <meta:document-statistic meta:table-count="0" meta:image-count="0" meta:object-count="0" meta:page-count="1" meta:paragraph-count="25" meta:word-count="122" meta:character-count="632"/>
    <meta:editing-duration>PT7M28S</meta:editing-duration>
    <meta:editing-cycles>1</meta:editing-cycles>
    <meta:user-defined meta:name="subtitle">Lyon College - DSC 105 - fall 2023</meta:user-defined>
  </office:meta>
</office:document-meta>
</file>